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OROSCO PECEROS, FREYSER FRE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224705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QU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097203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OROSCO PECEROS, FREYSER FRE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224705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224705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08/2021</text:p>
          </table:table-cell>
          <table:table-cell table:style-name="Tabla2.A3" office:value-type="string">
            <text:p text:style-name="P22">493277</text:p>
          </table:table-cell>
          <table:table-cell table:style-name="Tabla2.D3" office:value-type="string">
            <text:p text:style-name="P23">18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0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0:09:4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